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ooth vca" table:style-name="ta1">
        <table:shapes>
          <draw:frame draw:z-index="0" draw:style-name="gr1" draw:text-style-name="P1" svg:width="6.2988in" svg:height="3.5429in" svg:x="5.589in" svg:y="3.0677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each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A2]+([.B2]-[.A2])*[.C2]/64" office:value-type="float" office:value="0.2" calcext:value-type="float">
            <text:p>0.2</text:p>
          </table:table-cell>
          <table:table-cell table:formula="of:=2 - ABS(32-[.C2])/16" office:value-type="float" office:value="0" calcext:value-type="float">
            <text:p>0</text:p>
          </table:table-cell>
          <table:table-cell table:formula="of:=[.A2]" office:value-type="float" office:value="0.2" calcext:value-type="float">
            <text:p>0.2</text:p>
          </table:table-cell>
          <table:table-cell/>
          <table:table-cell table:formula="of:=([.B2]-[.A2])/64" office:value-type="float" office:value="0.009375" calcext:value-type="float">
            <text:p>0.0093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A$2]+([.B$2]-[.A$2])*[.C3]/64" office:value-type="float" office:value="0.209375" calcext:value-type="float">
            <text:p>0.209375</text:p>
          </table:table-cell>
          <table:table-cell table:formula="of:=2 - ABS(32-[.C3])/16" office:value-type="float" office:value="0.0625" calcext:value-type="float">
            <text:p>0.0625</text:p>
          </table:table-cell>
          <table:table-cell table:formula="of:=[.F2]+[.H$2]*[.E3]" office:value-type="float" office:value="0.2005859375" calcext:value-type="float">
            <text:p>0.20058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A$2]+([.B$2]-[.A$2])*[.C4]/64" office:value-type="float" office:value="0.21875" calcext:value-type="float">
            <text:p>0.21875</text:p>
          </table:table-cell>
          <table:table-cell table:formula="of:=2 - ABS(32-[.C4])/16" office:value-type="float" office:value="0.125" calcext:value-type="float">
            <text:p>0.125</text:p>
          </table:table-cell>
          <table:table-cell table:formula="of:=[.F3]+[.H$2]*[.E4]" office:value-type="float" office:value="0.2017578125" calcext:value-type="float">
            <text:p>0.201757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A$2]+([.B$2]-[.A$2])*[.C5]/64" office:value-type="float" office:value="0.228125" calcext:value-type="float">
            <text:p>0.228125</text:p>
          </table:table-cell>
          <table:table-cell table:formula="of:=2 - ABS(32-[.C5])/16" office:value-type="float" office:value="0.1875" calcext:value-type="float">
            <text:p>0.1875</text:p>
          </table:table-cell>
          <table:table-cell table:formula="of:=[.F4]+[.H$2]*[.E5]" office:value-type="float" office:value="0.203515625" calcext:value-type="float">
            <text:p>0.20351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A$2]+([.B$2]-[.A$2])*[.C6]/64" office:value-type="float" office:value="0.2375" calcext:value-type="float">
            <text:p>0.2375</text:p>
          </table:table-cell>
          <table:table-cell table:formula="of:=2 - ABS(32-[.C6])/16" office:value-type="float" office:value="0.25" calcext:value-type="float">
            <text:p>0.25</text:p>
          </table:table-cell>
          <table:table-cell table:formula="of:=[.F5]+[.H$2]*[.E6]" office:value-type="float" office:value="0.205859375" calcext:value-type="float">
            <text:p>0.2058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A$2]+([.B$2]-[.A$2])*[.C7]/64" office:value-type="float" office:value="0.246875" calcext:value-type="float">
            <text:p>0.246875</text:p>
          </table:table-cell>
          <table:table-cell table:formula="of:=2 - ABS(32-[.C7])/16" office:value-type="float" office:value="0.3125" calcext:value-type="float">
            <text:p>0.3125</text:p>
          </table:table-cell>
          <table:table-cell table:formula="of:=[.F6]+[.H$2]*[.E7]" office:value-type="float" office:value="0.2087890625" calcext:value-type="float">
            <text:p>0.20878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A$2]+([.B$2]-[.A$2])*[.C8]/64" office:value-type="float" office:value="0.25625" calcext:value-type="float">
            <text:p>0.25625</text:p>
          </table:table-cell>
          <table:table-cell table:formula="of:=2 - ABS(32-[.C8])/16" office:value-type="float" office:value="0.375" calcext:value-type="float">
            <text:p>0.375</text:p>
          </table:table-cell>
          <table:table-cell table:formula="of:=[.F7]+[.H$2]*[.E8]" office:value-type="float" office:value="0.2123046875" calcext:value-type="float">
            <text:p>0.212304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A$2]+([.B$2]-[.A$2])*[.C9]/64" office:value-type="float" office:value="0.265625" calcext:value-type="float">
            <text:p>0.265625</text:p>
          </table:table-cell>
          <table:table-cell table:formula="of:=2 - ABS(32-[.C9])/16" office:value-type="float" office:value="0.4375" calcext:value-type="float">
            <text:p>0.4375</text:p>
          </table:table-cell>
          <table:table-cell table:formula="of:=[.F8]+[.H$2]*[.E9]" office:value-type="float" office:value="0.21640625" calcext:value-type="float">
            <text:p>0.2164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A$2]+([.B$2]-[.A$2])*[.C10]/64" office:value-type="float" office:value="0.275" calcext:value-type="float">
            <text:p>0.275</text:p>
          </table:table-cell>
          <table:table-cell table:formula="of:=2 - ABS(32-[.C10])/16" office:value-type="float" office:value="0.5" calcext:value-type="float">
            <text:p>0.5</text:p>
          </table:table-cell>
          <table:table-cell table:formula="of:=[.F9]+[.H$2]*[.E10]" office:value-type="float" office:value="0.22109375" calcext:value-type="float">
            <text:p>0.221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A$2]+([.B$2]-[.A$2])*[.C11]/64" office:value-type="float" office:value="0.284375" calcext:value-type="float">
            <text:p>0.284375</text:p>
          </table:table-cell>
          <table:table-cell table:formula="of:=2 - ABS(32-[.C11])/16" office:value-type="float" office:value="0.5625" calcext:value-type="float">
            <text:p>0.5625</text:p>
          </table:table-cell>
          <table:table-cell table:formula="of:=[.F10]+[.H$2]*[.E11]" office:value-type="float" office:value="0.2263671875" calcext:value-type="float">
            <text:p>0.226367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A$2]+([.B$2]-[.A$2])*[.C12]/64" office:value-type="float" office:value="0.29375" calcext:value-type="float">
            <text:p>0.29375</text:p>
          </table:table-cell>
          <table:table-cell table:formula="of:=2 - ABS(32-[.C12])/16" office:value-type="float" office:value="0.625" calcext:value-type="float">
            <text:p>0.625</text:p>
          </table:table-cell>
          <table:table-cell table:formula="of:=[.F11]+[.H$2]*[.E12]" office:value-type="float" office:value="0.2322265625" calcext:value-type="float">
            <text:p>0.232226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A$2]+([.B$2]-[.A$2])*[.C13]/64" office:value-type="float" office:value="0.303125" calcext:value-type="float">
            <text:p>0.303125</text:p>
          </table:table-cell>
          <table:table-cell table:formula="of:=2 - ABS(32-[.C13])/16" office:value-type="float" office:value="0.6875" calcext:value-type="float">
            <text:p>0.6875</text:p>
          </table:table-cell>
          <table:table-cell table:formula="of:=[.F12]+[.H$2]*[.E13]" office:value-type="float" office:value="0.238671875" calcext:value-type="float">
            <text:p>0.23867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A$2]+([.B$2]-[.A$2])*[.C14]/64" office:value-type="float" office:value="0.3125" calcext:value-type="float">
            <text:p>0.3125</text:p>
          </table:table-cell>
          <table:table-cell table:formula="of:=2 - ABS(32-[.C14])/16" office:value-type="float" office:value="0.75" calcext:value-type="float">
            <text:p>0.75</text:p>
          </table:table-cell>
          <table:table-cell table:formula="of:=[.F13]+[.H$2]*[.E14]" office:value-type="float" office:value="0.245703125" calcext:value-type="float">
            <text:p>0.24570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A$2]+([.B$2]-[.A$2])*[.C15]/64" office:value-type="float" office:value="0.321875" calcext:value-type="float">
            <text:p>0.321875</text:p>
          </table:table-cell>
          <table:table-cell table:formula="of:=2 - ABS(32-[.C15])/16" office:value-type="float" office:value="0.8125" calcext:value-type="float">
            <text:p>0.8125</text:p>
          </table:table-cell>
          <table:table-cell table:formula="of:=[.F14]+[.H$2]*[.E15]" office:value-type="float" office:value="0.2533203125" calcext:value-type="float">
            <text:p>0.2533203125</text:p>
          </table:table-cell>
          <table:table-cell/>
          <table:table-cell table:style-name="ce1" office:value-type="string" calcext:value-type="string">
            <text:p>smooth VCA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A$2]+([.B$2]-[.A$2])*[.C16]/64" office:value-type="float" office:value="0.33125" calcext:value-type="float">
            <text:p>0.33125</text:p>
          </table:table-cell>
          <table:table-cell table:formula="of:=2 - ABS(32-[.C16])/16" office:value-type="float" office:value="0.875" calcext:value-type="float">
            <text:p>0.875</text:p>
          </table:table-cell>
          <table:table-cell table:formula="of:=[.F15]+[.H$2]*[.E16]" office:value-type="float" office:value="0.2615234375" calcext:value-type="float">
            <text:p>0.261523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A$2]+([.B$2]-[.A$2])*[.C17]/64" office:value-type="float" office:value="0.340625" calcext:value-type="float">
            <text:p>0.340625</text:p>
          </table:table-cell>
          <table:table-cell table:formula="of:=2 - ABS(32-[.C17])/16" office:value-type="float" office:value="0.9375" calcext:value-type="float">
            <text:p>0.9375</text:p>
          </table:table-cell>
          <table:table-cell table:formula="of:=[.F16]+[.H$2]*[.E17]" office:value-type="float" office:value="0.2703125" calcext:value-type="float">
            <text:p>0.270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A$2]+([.B$2]-[.A$2])*[.C18]/64" office:value-type="float" office:value="0.35" calcext:value-type="float">
            <text:p>0.35</text:p>
          </table:table-cell>
          <table:table-cell table:formula="of:=2 - ABS(32-[.C18])/16" office:value-type="float" office:value="1" calcext:value-type="float">
            <text:p>1</text:p>
          </table:table-cell>
          <table:table-cell table:formula="of:=[.F17]+[.H$2]*[.E18]" office:value-type="float" office:value="0.2796875" calcext:value-type="float">
            <text:p>0.279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A$2]+([.B$2]-[.A$2])*[.C19]/64" office:value-type="float" office:value="0.359375" calcext:value-type="float">
            <text:p>0.359375</text:p>
          </table:table-cell>
          <table:table-cell table:formula="of:=2 - ABS(32-[.C19])/16" office:value-type="float" office:value="1.0625" calcext:value-type="float">
            <text:p>1.0625</text:p>
          </table:table-cell>
          <table:table-cell table:formula="of:=[.F18]+[.H$2]*[.E19]" office:value-type="float" office:value="0.2896484375" calcext:value-type="float">
            <text:p>0.289648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A$2]+([.B$2]-[.A$2])*[.C20]/64" office:value-type="float" office:value="0.36875" calcext:value-type="float">
            <text:p>0.36875</text:p>
          </table:table-cell>
          <table:table-cell table:formula="of:=2 - ABS(32-[.C20])/16" office:value-type="float" office:value="1.125" calcext:value-type="float">
            <text:p>1.125</text:p>
          </table:table-cell>
          <table:table-cell table:formula="of:=[.F19]+[.H$2]*[.E20]" office:value-type="float" office:value="0.3001953125" calcext:value-type="float">
            <text:p>0.300195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A$2]+([.B$2]-[.A$2])*[.C21]/64" office:value-type="float" office:value="0.378125" calcext:value-type="float">
            <text:p>0.378125</text:p>
          </table:table-cell>
          <table:table-cell table:formula="of:=2 - ABS(32-[.C21])/16" office:value-type="float" office:value="1.1875" calcext:value-type="float">
            <text:p>1.1875</text:p>
          </table:table-cell>
          <table:table-cell table:formula="of:=[.F20]+[.H$2]*[.E21]" office:value-type="float" office:value="0.311328125" calcext:value-type="float">
            <text:p>0.31132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A$2]+([.B$2]-[.A$2])*[.C22]/64" office:value-type="float" office:value="0.3875" calcext:value-type="float">
            <text:p>0.3875</text:p>
          </table:table-cell>
          <table:table-cell table:formula="of:=2 - ABS(32-[.C22])/16" office:value-type="float" office:value="1.25" calcext:value-type="float">
            <text:p>1.25</text:p>
          </table:table-cell>
          <table:table-cell table:formula="of:=[.F21]+[.H$2]*[.E22]" office:value-type="float" office:value="0.323046875" calcext:value-type="float">
            <text:p>0.32304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A$2]+([.B$2]-[.A$2])*[.C23]/64" office:value-type="float" office:value="0.396875" calcext:value-type="float">
            <text:p>0.396875</text:p>
          </table:table-cell>
          <table:table-cell table:formula="of:=2 - ABS(32-[.C23])/16" office:value-type="float" office:value="1.3125" calcext:value-type="float">
            <text:p>1.3125</text:p>
          </table:table-cell>
          <table:table-cell table:formula="of:=[.F22]+[.H$2]*[.E23]" office:value-type="float" office:value="0.3353515625" calcext:value-type="float">
            <text:p>0.335351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A$2]+([.B$2]-[.A$2])*[.C24]/64" office:value-type="float" office:value="0.40625" calcext:value-type="float">
            <text:p>0.40625</text:p>
          </table:table-cell>
          <table:table-cell table:formula="of:=2 - ABS(32-[.C24])/16" office:value-type="float" office:value="1.375" calcext:value-type="float">
            <text:p>1.375</text:p>
          </table:table-cell>
          <table:table-cell table:formula="of:=[.F23]+[.H$2]*[.E24]" office:value-type="float" office:value="0.3482421875" calcext:value-type="float">
            <text:p>0.348242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A$2]+([.B$2]-[.A$2])*[.C25]/64" office:value-type="float" office:value="0.415625" calcext:value-type="float">
            <text:p>0.415625</text:p>
          </table:table-cell>
          <table:table-cell table:formula="of:=2 - ABS(32-[.C25])/16" office:value-type="float" office:value="1.4375" calcext:value-type="float">
            <text:p>1.4375</text:p>
          </table:table-cell>
          <table:table-cell table:formula="of:=[.F24]+[.H$2]*[.E25]" office:value-type="float" office:value="0.36171875" calcext:value-type="float">
            <text:p>0.3617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A$2]+([.B$2]-[.A$2])*[.C26]/64" office:value-type="float" office:value="0.425" calcext:value-type="float">
            <text:p>0.425</text:p>
          </table:table-cell>
          <table:table-cell table:formula="of:=2 - ABS(32-[.C26])/16" office:value-type="float" office:value="1.5" calcext:value-type="float">
            <text:p>1.5</text:p>
          </table:table-cell>
          <table:table-cell table:formula="of:=[.F25]+[.H$2]*[.E26]" office:value-type="float" office:value="0.37578125" calcext:value-type="float">
            <text:p>0.3757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A$2]+([.B$2]-[.A$2])*[.C27]/64" office:value-type="float" office:value="0.434375" calcext:value-type="float">
            <text:p>0.434375</text:p>
          </table:table-cell>
          <table:table-cell table:formula="of:=2 - ABS(32-[.C27])/16" office:value-type="float" office:value="1.5625" calcext:value-type="float">
            <text:p>1.5625</text:p>
          </table:table-cell>
          <table:table-cell table:formula="of:=[.F26]+[.H$2]*[.E27]" office:value-type="float" office:value="0.3904296875" calcext:value-type="float">
            <text:p>0.390429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A$2]+([.B$2]-[.A$2])*[.C28]/64" office:value-type="float" office:value="0.44375" calcext:value-type="float">
            <text:p>0.44375</text:p>
          </table:table-cell>
          <table:table-cell table:formula="of:=2 - ABS(32-[.C28])/16" office:value-type="float" office:value="1.625" calcext:value-type="float">
            <text:p>1.625</text:p>
          </table:table-cell>
          <table:table-cell table:formula="of:=[.F27]+[.H$2]*[.E28]" office:value-type="float" office:value="0.4056640625" calcext:value-type="float">
            <text:p>0.405664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A$2]+([.B$2]-[.A$2])*[.C29]/64" office:value-type="float" office:value="0.453125" calcext:value-type="float">
            <text:p>0.453125</text:p>
          </table:table-cell>
          <table:table-cell table:formula="of:=2 - ABS(32-[.C29])/16" office:value-type="float" office:value="1.6875" calcext:value-type="float">
            <text:p>1.6875</text:p>
          </table:table-cell>
          <table:table-cell table:formula="of:=[.F28]+[.H$2]*[.E29]" office:value-type="float" office:value="0.421484375" calcext:value-type="float">
            <text:p>0.42148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A$2]+([.B$2]-[.A$2])*[.C30]/64" office:value-type="float" office:value="0.4625" calcext:value-type="float">
            <text:p>0.4625</text:p>
          </table:table-cell>
          <table:table-cell table:formula="of:=2 - ABS(32-[.C30])/16" office:value-type="float" office:value="1.75" calcext:value-type="float">
            <text:p>1.75</text:p>
          </table:table-cell>
          <table:table-cell table:formula="of:=[.F29]+[.H$2]*[.E30]" office:value-type="float" office:value="0.437890625" calcext:value-type="float">
            <text:p>0.4378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A$2]+([.B$2]-[.A$2])*[.C31]/64" office:value-type="float" office:value="0.471875" calcext:value-type="float">
            <text:p>0.471875</text:p>
          </table:table-cell>
          <table:table-cell table:formula="of:=2 - ABS(32-[.C31])/16" office:value-type="float" office:value="1.8125" calcext:value-type="float">
            <text:p>1.8125</text:p>
          </table:table-cell>
          <table:table-cell table:formula="of:=[.F30]+[.H$2]*[.E31]" office:value-type="float" office:value="0.4548828125" calcext:value-type="float">
            <text:p>0.454882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A$2]+([.B$2]-[.A$2])*[.C32]/64" office:value-type="float" office:value="0.48125" calcext:value-type="float">
            <text:p>0.48125</text:p>
          </table:table-cell>
          <table:table-cell table:formula="of:=2 - ABS(32-[.C32])/16" office:value-type="float" office:value="1.875" calcext:value-type="float">
            <text:p>1.875</text:p>
          </table:table-cell>
          <table:table-cell table:formula="of:=[.F31]+[.H$2]*[.E32]" office:value-type="float" office:value="0.4724609375" calcext:value-type="float">
            <text:p>0.47246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A$2]+([.B$2]-[.A$2])*[.C33]/64" office:value-type="float" office:value="0.490625" calcext:value-type="float">
            <text:p>0.490625</text:p>
          </table:table-cell>
          <table:table-cell table:formula="of:=2 - ABS(32-[.C33])/16" office:value-type="float" office:value="1.9375" calcext:value-type="float">
            <text:p>1.9375</text:p>
          </table:table-cell>
          <table:table-cell table:formula="of:=[.F32]+[.H$2]*[.E33]" office:value-type="float" office:value="0.490625" calcext:value-type="float">
            <text:p>0.4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A$2]+([.B$2]-[.A$2])*[.C34]/64" office:value-type="float" office:value="0.5" calcext:value-type="float">
            <text:p>0.5</text:p>
          </table:table-cell>
          <table:table-cell table:formula="of:=2 - ABS(32-[.C34])/16" office:value-type="float" office:value="2" calcext:value-type="float">
            <text:p>2</text:p>
          </table:table-cell>
          <table:table-cell table:formula="of:=[.F33]+[.H$2]*[.E34]" office:value-type="float" office:value="0.509375" calcext:value-type="float">
            <text:p>0.5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A$2]+([.B$2]-[.A$2])*[.C35]/64" office:value-type="float" office:value="0.509375" calcext:value-type="float">
            <text:p>0.509375</text:p>
          </table:table-cell>
          <table:table-cell table:formula="of:=2 - ABS(32-[.C35])/16" office:value-type="float" office:value="1.9375" calcext:value-type="float">
            <text:p>1.9375</text:p>
          </table:table-cell>
          <table:table-cell table:formula="of:=[.F34]+[.H$2]*[.E35]" office:value-type="float" office:value="0.5275390625" calcext:value-type="float">
            <text:p>0.52753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A$2]+([.B$2]-[.A$2])*[.C36]/64" office:value-type="float" office:value="0.51875" calcext:value-type="float">
            <text:p>0.51875</text:p>
          </table:table-cell>
          <table:table-cell table:formula="of:=2 - ABS(32-[.C36])/16" office:value-type="float" office:value="1.875" calcext:value-type="float">
            <text:p>1.875</text:p>
          </table:table-cell>
          <table:table-cell table:formula="of:=[.F35]+[.H$2]*[.E36]" office:value-type="float" office:value="0.5451171875" calcext:value-type="float">
            <text:p>0.545117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A$2]+([.B$2]-[.A$2])*[.C37]/64" office:value-type="float" office:value="0.528125" calcext:value-type="float">
            <text:p>0.528125</text:p>
          </table:table-cell>
          <table:table-cell table:formula="of:=2 - ABS(32-[.C37])/16" office:value-type="float" office:value="1.8125" calcext:value-type="float">
            <text:p>1.8125</text:p>
          </table:table-cell>
          <table:table-cell table:formula="of:=[.F36]+[.H$2]*[.E37]" office:value-type="float" office:value="0.562109375" calcext:value-type="float">
            <text:p>0.5621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A$2]+([.B$2]-[.A$2])*[.C38]/64" office:value-type="float" office:value="0.5375" calcext:value-type="float">
            <text:p>0.5375</text:p>
          </table:table-cell>
          <table:table-cell table:formula="of:=2 - ABS(32-[.C38])/16" office:value-type="float" office:value="1.75" calcext:value-type="float">
            <text:p>1.75</text:p>
          </table:table-cell>
          <table:table-cell table:formula="of:=[.F37]+[.H$2]*[.E38]" office:value-type="float" office:value="0.578515625" calcext:value-type="float">
            <text:p>0.57851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A$2]+([.B$2]-[.A$2])*[.C39]/64" office:value-type="float" office:value="0.546875" calcext:value-type="float">
            <text:p>0.546875</text:p>
          </table:table-cell>
          <table:table-cell table:formula="of:=2 - ABS(32-[.C39])/16" office:value-type="float" office:value="1.6875" calcext:value-type="float">
            <text:p>1.6875</text:p>
          </table:table-cell>
          <table:table-cell table:formula="of:=[.F38]+[.H$2]*[.E39]" office:value-type="float" office:value="0.5943359375" calcext:value-type="float">
            <text:p>0.59433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A$2]+([.B$2]-[.A$2])*[.C40]/64" office:value-type="float" office:value="0.55625" calcext:value-type="float">
            <text:p>0.55625</text:p>
          </table:table-cell>
          <table:table-cell table:formula="of:=2 - ABS(32-[.C40])/16" office:value-type="float" office:value="1.625" calcext:value-type="float">
            <text:p>1.625</text:p>
          </table:table-cell>
          <table:table-cell table:formula="of:=[.F39]+[.H$2]*[.E40]" office:value-type="float" office:value="0.6095703125" calcext:value-type="float">
            <text:p>0.609570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A$2]+([.B$2]-[.A$2])*[.C41]/64" office:value-type="float" office:value="0.565625" calcext:value-type="float">
            <text:p>0.565625</text:p>
          </table:table-cell>
          <table:table-cell table:formula="of:=2 - ABS(32-[.C41])/16" office:value-type="float" office:value="1.5625" calcext:value-type="float">
            <text:p>1.5625</text:p>
          </table:table-cell>
          <table:table-cell table:formula="of:=[.F40]+[.H$2]*[.E41]" office:value-type="float" office:value="0.62421875" calcext:value-type="float">
            <text:p>0.6242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A$2]+([.B$2]-[.A$2])*[.C42]/64" office:value-type="float" office:value="0.575" calcext:value-type="float">
            <text:p>0.575</text:p>
          </table:table-cell>
          <table:table-cell table:formula="of:=2 - ABS(32-[.C42])/16" office:value-type="float" office:value="1.5" calcext:value-type="float">
            <text:p>1.5</text:p>
          </table:table-cell>
          <table:table-cell table:formula="of:=[.F41]+[.H$2]*[.E42]" office:value-type="float" office:value="0.63828125" calcext:value-type="float">
            <text:p>0.6382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A$2]+([.B$2]-[.A$2])*[.C43]/64" office:value-type="float" office:value="0.584375" calcext:value-type="float">
            <text:p>0.584375</text:p>
          </table:table-cell>
          <table:table-cell table:formula="of:=2 - ABS(32-[.C43])/16" office:value-type="float" office:value="1.4375" calcext:value-type="float">
            <text:p>1.4375</text:p>
          </table:table-cell>
          <table:table-cell table:formula="of:=[.F42]+[.H$2]*[.E43]" office:value-type="float" office:value="0.6517578125" calcext:value-type="float">
            <text:p>0.651757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A$2]+([.B$2]-[.A$2])*[.C44]/64" office:value-type="float" office:value="0.59375" calcext:value-type="float">
            <text:p>0.59375</text:p>
          </table:table-cell>
          <table:table-cell table:formula="of:=2 - ABS(32-[.C44])/16" office:value-type="float" office:value="1.375" calcext:value-type="float">
            <text:p>1.375</text:p>
          </table:table-cell>
          <table:table-cell table:formula="of:=[.F43]+[.H$2]*[.E44]" office:value-type="float" office:value="0.6646484375" calcext:value-type="float">
            <text:p>0.664648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A$2]+([.B$2]-[.A$2])*[.C45]/64" office:value-type="float" office:value="0.603125" calcext:value-type="float">
            <text:p>0.603125</text:p>
          </table:table-cell>
          <table:table-cell table:formula="of:=2 - ABS(32-[.C45])/16" office:value-type="float" office:value="1.3125" calcext:value-type="float">
            <text:p>1.3125</text:p>
          </table:table-cell>
          <table:table-cell table:formula="of:=[.F44]+[.H$2]*[.E45]" office:value-type="float" office:value="0.676953125" calcext:value-type="float">
            <text:p>0.67695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A$2]+([.B$2]-[.A$2])*[.C46]/64" office:value-type="float" office:value="0.6125" calcext:value-type="float">
            <text:p>0.6125</text:p>
          </table:table-cell>
          <table:table-cell table:formula="of:=2 - ABS(32-[.C46])/16" office:value-type="float" office:value="1.25" calcext:value-type="float">
            <text:p>1.25</text:p>
          </table:table-cell>
          <table:table-cell table:formula="of:=[.F45]+[.H$2]*[.E46]" office:value-type="float" office:value="0.688671875" calcext:value-type="float">
            <text:p>0.68867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A$2]+([.B$2]-[.A$2])*[.C47]/64" office:value-type="float" office:value="0.621875" calcext:value-type="float">
            <text:p>0.621875</text:p>
          </table:table-cell>
          <table:table-cell table:formula="of:=2 - ABS(32-[.C47])/16" office:value-type="float" office:value="1.1875" calcext:value-type="float">
            <text:p>1.1875</text:p>
          </table:table-cell>
          <table:table-cell table:formula="of:=[.F46]+[.H$2]*[.E47]" office:value-type="float" office:value="0.6998046875" calcext:value-type="float">
            <text:p>0.699804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A$2]+([.B$2]-[.A$2])*[.C48]/64" office:value-type="float" office:value="0.63125" calcext:value-type="float">
            <text:p>0.63125</text:p>
          </table:table-cell>
          <table:table-cell table:formula="of:=2 - ABS(32-[.C48])/16" office:value-type="float" office:value="1.125" calcext:value-type="float">
            <text:p>1.125</text:p>
          </table:table-cell>
          <table:table-cell table:formula="of:=[.F47]+[.H$2]*[.E48]" office:value-type="float" office:value="0.7103515625" calcext:value-type="float">
            <text:p>0.710351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A$2]+([.B$2]-[.A$2])*[.C49]/64" office:value-type="float" office:value="0.640625" calcext:value-type="float">
            <text:p>0.640625</text:p>
          </table:table-cell>
          <table:table-cell table:formula="of:=2 - ABS(32-[.C49])/16" office:value-type="float" office:value="1.0625" calcext:value-type="float">
            <text:p>1.0625</text:p>
          </table:table-cell>
          <table:table-cell table:formula="of:=[.F48]+[.H$2]*[.E49]" office:value-type="float" office:value="0.7203125" calcext:value-type="float">
            <text:p>0.720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A$2]+([.B$2]-[.A$2])*[.C50]/64" office:value-type="float" office:value="0.65" calcext:value-type="float">
            <text:p>0.65</text:p>
          </table:table-cell>
          <table:table-cell table:formula="of:=2 - ABS(32-[.C50])/16" office:value-type="float" office:value="1" calcext:value-type="float">
            <text:p>1</text:p>
          </table:table-cell>
          <table:table-cell table:formula="of:=[.F49]+[.H$2]*[.E50]" office:value-type="float" office:value="0.7296875" calcext:value-type="float">
            <text:p>0.729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A$2]+([.B$2]-[.A$2])*[.C51]/64" office:value-type="float" office:value="0.659375" calcext:value-type="float">
            <text:p>0.659375</text:p>
          </table:table-cell>
          <table:table-cell table:formula="of:=2 - ABS(32-[.C51])/16" office:value-type="float" office:value="0.9375" calcext:value-type="float">
            <text:p>0.9375</text:p>
          </table:table-cell>
          <table:table-cell table:formula="of:=[.F50]+[.H$2]*[.E51]" office:value-type="float" office:value="0.7384765625" calcext:value-type="float">
            <text:p>0.738476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A$2]+([.B$2]-[.A$2])*[.C52]/64" office:value-type="float" office:value="0.66875" calcext:value-type="float">
            <text:p>0.66875</text:p>
          </table:table-cell>
          <table:table-cell table:formula="of:=2 - ABS(32-[.C52])/16" office:value-type="float" office:value="0.875" calcext:value-type="float">
            <text:p>0.875</text:p>
          </table:table-cell>
          <table:table-cell table:formula="of:=[.F51]+[.H$2]*[.E52]" office:value-type="float" office:value="0.7466796875" calcext:value-type="float">
            <text:p>0.746679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A$2]+([.B$2]-[.A$2])*[.C53]/64" office:value-type="float" office:value="0.678125" calcext:value-type="float">
            <text:p>0.678125</text:p>
          </table:table-cell>
          <table:table-cell table:formula="of:=2 - ABS(32-[.C53])/16" office:value-type="float" office:value="0.8125" calcext:value-type="float">
            <text:p>0.8125</text:p>
          </table:table-cell>
          <table:table-cell table:formula="of:=[.F52]+[.H$2]*[.E53]" office:value-type="float" office:value="0.754296875" calcext:value-type="float">
            <text:p>0.754296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A$2]+([.B$2]-[.A$2])*[.C54]/64" office:value-type="float" office:value="0.6875" calcext:value-type="float">
            <text:p>0.6875</text:p>
          </table:table-cell>
          <table:table-cell table:formula="of:=2 - ABS(32-[.C54])/16" office:value-type="float" office:value="0.75" calcext:value-type="float">
            <text:p>0.75</text:p>
          </table:table-cell>
          <table:table-cell table:formula="of:=[.F53]+[.H$2]*[.E54]" office:value-type="float" office:value="0.761328125" calcext:value-type="float">
            <text:p>0.76132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A$2]+([.B$2]-[.A$2])*[.C55]/64" office:value-type="float" office:value="0.696875" calcext:value-type="float">
            <text:p>0.696875</text:p>
          </table:table-cell>
          <table:table-cell table:formula="of:=2 - ABS(32-[.C55])/16" office:value-type="float" office:value="0.6875" calcext:value-type="float">
            <text:p>0.6875</text:p>
          </table:table-cell>
          <table:table-cell table:formula="of:=[.F54]+[.H$2]*[.E55]" office:value-type="float" office:value="0.7677734375" calcext:value-type="float">
            <text:p>0.767773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A$2]+([.B$2]-[.A$2])*[.C56]/64" office:value-type="float" office:value="0.70625" calcext:value-type="float">
            <text:p>0.70625</text:p>
          </table:table-cell>
          <table:table-cell table:formula="of:=2 - ABS(32-[.C56])/16" office:value-type="float" office:value="0.625" calcext:value-type="float">
            <text:p>0.625</text:p>
          </table:table-cell>
          <table:table-cell table:formula="of:=[.F55]+[.H$2]*[.E56]" office:value-type="float" office:value="0.7736328125" calcext:value-type="float">
            <text:p>0.773632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A$2]+([.B$2]-[.A$2])*[.C57]/64" office:value-type="float" office:value="0.715625" calcext:value-type="float">
            <text:p>0.715625</text:p>
          </table:table-cell>
          <table:table-cell table:formula="of:=2 - ABS(32-[.C57])/16" office:value-type="float" office:value="0.5625" calcext:value-type="float">
            <text:p>0.5625</text:p>
          </table:table-cell>
          <table:table-cell table:formula="of:=[.F56]+[.H$2]*[.E57]" office:value-type="float" office:value="0.77890625" calcext:value-type="float">
            <text:p>0.7789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A$2]+([.B$2]-[.A$2])*[.C58]/64" office:value-type="float" office:value="0.725" calcext:value-type="float">
            <text:p>0.725</text:p>
          </table:table-cell>
          <table:table-cell table:formula="of:=2 - ABS(32-[.C58])/16" office:value-type="float" office:value="0.5" calcext:value-type="float">
            <text:p>0.5</text:p>
          </table:table-cell>
          <table:table-cell table:formula="of:=[.F57]+[.H$2]*[.E58]" office:value-type="float" office:value="0.78359375" calcext:value-type="float">
            <text:p>0.7835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A$2]+([.B$2]-[.A$2])*[.C59]/64" office:value-type="float" office:value="0.734375" calcext:value-type="float">
            <text:p>0.734375</text:p>
          </table:table-cell>
          <table:table-cell table:formula="of:=2 - ABS(32-[.C59])/16" office:value-type="float" office:value="0.4375" calcext:value-type="float">
            <text:p>0.4375</text:p>
          </table:table-cell>
          <table:table-cell table:formula="of:=[.F58]+[.H$2]*[.E59]" office:value-type="float" office:value="0.7876953125" calcext:value-type="float">
            <text:p>0.7876953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A$2]+([.B$2]-[.A$2])*[.C60]/64" office:value-type="float" office:value="0.74375" calcext:value-type="float">
            <text:p>0.74375</text:p>
          </table:table-cell>
          <table:table-cell table:formula="of:=2 - ABS(32-[.C60])/16" office:value-type="float" office:value="0.375" calcext:value-type="float">
            <text:p>0.375</text:p>
          </table:table-cell>
          <table:table-cell table:formula="of:=[.F59]+[.H$2]*[.E60]" office:value-type="float" office:value="0.7912109375" calcext:value-type="float">
            <text:p>0.79121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A$2]+([.B$2]-[.A$2])*[.C61]/64" office:value-type="float" office:value="0.753125" calcext:value-type="float">
            <text:p>0.753125</text:p>
          </table:table-cell>
          <table:table-cell table:formula="of:=2 - ABS(32-[.C61])/16" office:value-type="float" office:value="0.3125" calcext:value-type="float">
            <text:p>0.3125</text:p>
          </table:table-cell>
          <table:table-cell table:formula="of:=[.F60]+[.H$2]*[.E61]" office:value-type="float" office:value="0.794140625" calcext:value-type="float">
            <text:p>0.79414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A$2]+([.B$2]-[.A$2])*[.C62]/64" office:value-type="float" office:value="0.7625" calcext:value-type="float">
            <text:p>0.7625</text:p>
          </table:table-cell>
          <table:table-cell table:formula="of:=2 - ABS(32-[.C62])/16" office:value-type="float" office:value="0.25" calcext:value-type="float">
            <text:p>0.25</text:p>
          </table:table-cell>
          <table:table-cell table:formula="of:=[.F61]+[.H$2]*[.E62]" office:value-type="float" office:value="0.796484375" calcext:value-type="float">
            <text:p>0.796484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A$2]+([.B$2]-[.A$2])*[.C63]/64" office:value-type="float" office:value="0.771875" calcext:value-type="float">
            <text:p>0.771875</text:p>
          </table:table-cell>
          <table:table-cell table:formula="of:=2 - ABS(32-[.C63])/16" office:value-type="float" office:value="0.1875" calcext:value-type="float">
            <text:p>0.1875</text:p>
          </table:table-cell>
          <table:table-cell table:formula="of:=[.F62]+[.H$2]*[.E63]" office:value-type="float" office:value="0.7982421875" calcext:value-type="float">
            <text:p>0.798242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A$2]+([.B$2]-[.A$2])*[.C64]/64" office:value-type="float" office:value="0.78125" calcext:value-type="float">
            <text:p>0.78125</text:p>
          </table:table-cell>
          <table:table-cell table:formula="of:=2 - ABS(32-[.C64])/16" office:value-type="float" office:value="0.125" calcext:value-type="float">
            <text:p>0.125</text:p>
          </table:table-cell>
          <table:table-cell table:formula="of:=[.F63]+[.H$2]*[.E64]" office:value-type="float" office:value="0.7994140625" calcext:value-type="float">
            <text:p>0.799414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A$2]+([.B$2]-[.A$2])*[.C65]/64" office:value-type="float" office:value="0.790625" calcext:value-type="float">
            <text:p>0.790625</text:p>
          </table:table-cell>
          <table:table-cell table:formula="of:=2 - ABS(32-[.C65])/16" office:value-type="float" office:value="0.0625" calcext:value-type="float">
            <text:p>0.0625</text:p>
          </table:table-cell>
          <table:table-cell table:formula="of:=[.F64]+[.H$2]*[.E65]" office:value-type="float" office:value="0.8" calcext:value-type="float">
            <text:p>0.8</text:p>
          </table:table-cell>
          <table:table-cell table:number-columns-repeated="2"/>
        </table:table-row>
      </table:table>
      <table:table table:name="log adsr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ur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string" calcext:value-type="string">
            <text:p>denom</text:p>
          </table:table-cell>
          <table:table-cell table:formula="of:=1+6.28*1000/48000" office:value-type="float" office:value="1.13083333333333" calcext:value-type="float">
            <text:p>1.13083333333333</text:p>
          </table:table-cell>
        </table:table-row>
        <table:table-row table:style-name="ro1">
          <table:table-cell table:number-columns-repeated="3"/>
          <table:table-cell table:formula="of:=[.D5]/[.D4]" office:value-type="float" office:value="1.002" calcext:value-type="float">
            <text:p>1.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table:formula="of:=POWER([.D6];1/64)" office:value-type="float" office:value="1.00003121927892" calcext:value-type="float">
            <text:p>1.00003121927892</text:p>
          </table:table-cell>
          <table:table-cell table:number-columns-repeated="2"/>
          <table:table-cell table:formula="of:=1/[.G5]" office:value-type="float" office:value="0.884303610906411" calcext:value-type="float">
            <text:p>0.884303610906411</text:p>
          </table:table-cell>
        </table:table-row>
      </table:table>
      <table:table table:name="dist" table:style-name="ta1">
        <table:shapes>
          <draw:frame draw:z-index="0" draw:style-name="gr1" draw:text-style-name="P1" svg:width="6.3028in" svg:height="3.5469in" svg:x="6.402in" svg:y="0.9157in">
            <draw:object draw:notify-on-update-of-ranges="dist.B1:dist.B1 dist.B2:dist.B42 dist.E1:dist.E1 dist.E2:dist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axed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I$1]" office:value-type="float" office:value="0" calcext:value-type="float">
            <text:p>0</text:p>
          </table:table-cell>
          <table:table-cell table:formula="of:=[.B2]*[.B2]+[.I$2]" office:value-type="float" office:value="0.4" calcext:value-type="float">
            <text:p>0.4</text:p>
          </table:table-cell>
          <table:table-cell table:formula="of:=IF([.C2]&gt;1;1;[.C2])" office:value-type="float" office:value="0.4" calcext:value-type="float">
            <text:p>0.4</text:p>
          </table:table-cell>
          <table:table-cell table:formula="of:=[.B2]/[.D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/Max-gai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3]*[.I$1]" office:value-type="float" office:value="0.2" calcext:value-type="float">
            <text:p>0.2</text:p>
          </table:table-cell>
          <table:table-cell table:formula="of:=[.B3]*[.B3]+[.I$2]" office:value-type="float" office:value="0.44" calcext:value-type="float">
            <text:p>0.44</text:p>
          </table:table-cell>
          <table:table-cell table:formula="of:=IF([.C3]&gt;1;1;[.C3])" office:value-type="float" office:value="0.44" calcext:value-type="float">
            <text:p>0.44</text:p>
          </table:table-cell>
          <table:table-cell table:formula="of:=[.B3]/[.D3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4]*[.I$1]" office:value-type="float" office:value="0.4" calcext:value-type="float">
            <text:p>0.4</text:p>
          </table:table-cell>
          <table:table-cell table:formula="of:=[.B4]*[.B4]+[.I$2]" office:value-type="float" office:value="0.56" calcext:value-type="float">
            <text:p>0.56</text:p>
          </table:table-cell>
          <table:table-cell table:formula="of:=IF([.C4]&gt;1;1;[.C4])" office:value-type="float" office:value="0.56" calcext:value-type="float">
            <text:p>0.56</text:p>
          </table:table-cell>
          <table:table-cell table:formula="of:=[.B4]/[.D4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5]*[.I$1]" office:value-type="float" office:value="0.6" calcext:value-type="float">
            <text:p>0.6</text:p>
          </table:table-cell>
          <table:table-cell table:formula="of:=[.B5]*[.B5]+[.I$2]" office:value-type="float" office:value="0.76" calcext:value-type="float">
            <text:p>0.76</text:p>
          </table:table-cell>
          <table:table-cell table:formula="of:=IF([.C5]&gt;1;1;[.C5])" office:value-type="float" office:value="0.76" calcext:value-type="float">
            <text:p>0.76</text:p>
          </table:table-cell>
          <table:table-cell table:formula="of:=[.B5]/[.D5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6]*[.I$1]" office:value-type="float" office:value="0.8" calcext:value-type="float">
            <text:p>0.8</text:p>
          </table:table-cell>
          <table:table-cell table:formula="of:=[.B6]*[.B6]+[.I$2]" office:value-type="float" office:value="1.04" calcext:value-type="float">
            <text:p>1.04</text:p>
          </table:table-cell>
          <table:table-cell table:formula="of:=IF([.C6]&gt;1;1;[.C6])" office:value-type="float" office:value="1" calcext:value-type="float">
            <text:p>1</text:p>
          </table:table-cell>
          <table:table-cell table:formula="of:=[.B6]/[.D6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7]*[.I$1]" office:value-type="float" office:value="1" calcext:value-type="float">
            <text:p>1</text:p>
          </table:table-cell>
          <table:table-cell table:formula="of:=[.B7]*[.B7]+[.I$2]" office:value-type="float" office:value="1.4" calcext:value-type="float">
            <text:p>1.4</text:p>
          </table:table-cell>
          <table:table-cell table:formula="of:=IF([.C7]&gt;1;1;[.C7])" office:value-type="float" office:value="1" calcext:value-type="float">
            <text:p>1</text:p>
          </table:table-cell>
          <table:table-cell table:formula="of:=[.B7]/[.D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]*[.I$1]" office:value-type="float" office:value="1.2" calcext:value-type="float">
            <text:p>1.2</text:p>
          </table:table-cell>
          <table:table-cell table:formula="of:=[.B8]*[.B8]+[.I$2]" office:value-type="float" office:value="1.84" calcext:value-type="float">
            <text:p>1.84</text:p>
          </table:table-cell>
          <table:table-cell table:formula="of:=IF([.C8]&gt;1;1;[.C8])" office:value-type="float" office:value="1" calcext:value-type="float">
            <text:p>1</text:p>
          </table:table-cell>
          <table:table-cell table:formula="of:=[.B8]/[.D8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9]*[.I$1]" office:value-type="float" office:value="1.4" calcext:value-type="float">
            <text:p>1.4</text:p>
          </table:table-cell>
          <table:table-cell table:formula="of:=[.B9]*[.B9]+[.I$2]" office:value-type="float" office:value="2.36" calcext:value-type="float">
            <text:p>2.36</text:p>
          </table:table-cell>
          <table:table-cell table:formula="of:=IF([.C9]&gt;1;1;[.C9])" office:value-type="float" office:value="1" calcext:value-type="float">
            <text:p>1</text:p>
          </table:table-cell>
          <table:table-cell table:formula="of:=[.B9]/[.D9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0]*[.I$1]" office:value-type="float" office:value="1.6" calcext:value-type="float">
            <text:p>1.6</text:p>
          </table:table-cell>
          <table:table-cell table:formula="of:=[.B10]*[.B10]+[.I$2]" office:value-type="float" office:value="2.96" calcext:value-type="float">
            <text:p>2.96</text:p>
          </table:table-cell>
          <table:table-cell table:formula="of:=IF([.C10]&gt;1;1;[.C10])" office:value-type="float" office:value="1" calcext:value-type="float">
            <text:p>1</text:p>
          </table:table-cell>
          <table:table-cell table:formula="of:=[.B10]/[.D10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1]*[.I$1]" office:value-type="float" office:value="1.8" calcext:value-type="float">
            <text:p>1.8</text:p>
          </table:table-cell>
          <table:table-cell table:formula="of:=[.B11]*[.B11]+[.I$2]" office:value-type="float" office:value="3.64" calcext:value-type="float">
            <text:p>3.64</text:p>
          </table:table-cell>
          <table:table-cell table:formula="of:=IF([.C11]&gt;1;1;[.C11])" office:value-type="float" office:value="1" calcext:value-type="float">
            <text:p>1</text:p>
          </table:table-cell>
          <table:table-cell table:formula="of:=[.B11]/[.D1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*[.I$1]" office:value-type="float" office:value="2" calcext:value-type="float">
            <text:p>2</text:p>
          </table:table-cell>
          <table:table-cell table:formula="of:=[.B12]*[.B12]+[.I$2]" office:value-type="float" office:value="4.4" calcext:value-type="float">
            <text:p>4.4</text:p>
          </table:table-cell>
          <table:table-cell table:formula="of:=IF([.C12]&gt;1;1;[.C12])" office:value-type="float" office:value="1" calcext:value-type="float">
            <text:p>1</text:p>
          </table:table-cell>
          <table:table-cell table:formula="of:=[.B12]/[.D1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3]*[.I$1]" office:value-type="float" office:value="1.8" calcext:value-type="float">
            <text:p>1.8</text:p>
          </table:table-cell>
          <table:table-cell table:formula="of:=[.B13]*[.B13]+[.I$2]" office:value-type="float" office:value="3.64" calcext:value-type="float">
            <text:p>3.64</text:p>
          </table:table-cell>
          <table:table-cell table:formula="of:=IF([.C13]&gt;1;1;[.C13])" office:value-type="float" office:value="1" calcext:value-type="float">
            <text:p>1</text:p>
          </table:table-cell>
          <table:table-cell table:formula="of:=[.B13]/[.D13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4]*[.I$1]" office:value-type="float" office:value="1.6" calcext:value-type="float">
            <text:p>1.6</text:p>
          </table:table-cell>
          <table:table-cell table:formula="of:=[.B14]*[.B14]+[.I$2]" office:value-type="float" office:value="2.96" calcext:value-type="float">
            <text:p>2.96</text:p>
          </table:table-cell>
          <table:table-cell table:formula="of:=IF([.C14]&gt;1;1;[.C14])" office:value-type="float" office:value="1" calcext:value-type="float">
            <text:p>1</text:p>
          </table:table-cell>
          <table:table-cell table:formula="of:=[.B14]/[.D14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5]*[.I$1]" office:value-type="float" office:value="1.4" calcext:value-type="float">
            <text:p>1.4</text:p>
          </table:table-cell>
          <table:table-cell table:formula="of:=[.B15]*[.B15]+[.I$2]" office:value-type="float" office:value="2.36" calcext:value-type="float">
            <text:p>2.36</text:p>
          </table:table-cell>
          <table:table-cell table:formula="of:=IF([.C15]&gt;1;1;[.C15])" office:value-type="float" office:value="1" calcext:value-type="float">
            <text:p>1</text:p>
          </table:table-cell>
          <table:table-cell table:formula="of:=[.B15]/[.D15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6]*[.I$1]" office:value-type="float" office:value="1.2" calcext:value-type="float">
            <text:p>1.2</text:p>
          </table:table-cell>
          <table:table-cell table:formula="of:=[.B16]*[.B16]+[.I$2]" office:value-type="float" office:value="1.84" calcext:value-type="float">
            <text:p>1.84</text:p>
          </table:table-cell>
          <table:table-cell table:formula="of:=IF([.C16]&gt;1;1;[.C16])" office:value-type="float" office:value="1" calcext:value-type="float">
            <text:p>1</text:p>
          </table:table-cell>
          <table:table-cell table:formula="of:=[.B16]/[.D16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7]*[.I$1]" office:value-type="float" office:value="1" calcext:value-type="float">
            <text:p>1</text:p>
          </table:table-cell>
          <table:table-cell table:formula="of:=[.B17]*[.B17]+[.I$2]" office:value-type="float" office:value="1.4" calcext:value-type="float">
            <text:p>1.4</text:p>
          </table:table-cell>
          <table:table-cell table:formula="of:=IF([.C17]&gt;1;1;[.C17])" office:value-type="float" office:value="1" calcext:value-type="float">
            <text:p>1</text:p>
          </table:table-cell>
          <table:table-cell table:formula="of:=[.B17]/[.D1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8]*[.I$1]" office:value-type="float" office:value="0.8" calcext:value-type="float">
            <text:p>0.8</text:p>
          </table:table-cell>
          <table:table-cell table:formula="of:=[.B18]*[.B18]+[.I$2]" office:value-type="float" office:value="1.04" calcext:value-type="float">
            <text:p>1.04</text:p>
          </table:table-cell>
          <table:table-cell table:formula="of:=IF([.C18]&gt;1;1;[.C18])" office:value-type="float" office:value="1" calcext:value-type="float">
            <text:p>1</text:p>
          </table:table-cell>
          <table:table-cell table:formula="of:=[.B18]/[.D18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19]*[.I$1]" office:value-type="float" office:value="0.6" calcext:value-type="float">
            <text:p>0.6</text:p>
          </table:table-cell>
          <table:table-cell table:formula="of:=[.B19]*[.B19]+[.I$2]" office:value-type="float" office:value="0.76" calcext:value-type="float">
            <text:p>0.76</text:p>
          </table:table-cell>
          <table:table-cell table:formula="of:=IF([.C19]&gt;1;1;[.C19])" office:value-type="float" office:value="0.76" calcext:value-type="float">
            <text:p>0.76</text:p>
          </table:table-cell>
          <table:table-cell table:formula="of:=[.B19]/[.D19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0]*[.I$1]" office:value-type="float" office:value="0.4" calcext:value-type="float">
            <text:p>0.4</text:p>
          </table:table-cell>
          <table:table-cell table:formula="of:=[.B20]*[.B20]+[.I$2]" office:value-type="float" office:value="0.56" calcext:value-type="float">
            <text:p>0.56</text:p>
          </table:table-cell>
          <table:table-cell table:formula="of:=IF([.C20]&gt;1;1;[.C20])" office:value-type="float" office:value="0.56" calcext:value-type="float">
            <text:p>0.56</text:p>
          </table:table-cell>
          <table:table-cell table:formula="of:=[.B20]/[.D20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21]*[.I$1]" office:value-type="float" office:value="0.2" calcext:value-type="float">
            <text:p>0.2</text:p>
          </table:table-cell>
          <table:table-cell table:formula="of:=[.B21]*[.B21]+[.I$2]" office:value-type="float" office:value="0.44" calcext:value-type="float">
            <text:p>0.44</text:p>
          </table:table-cell>
          <table:table-cell table:formula="of:=IF([.C21]&gt;1;1;[.C21])" office:value-type="float" office:value="0.44" calcext:value-type="float">
            <text:p>0.44</text:p>
          </table:table-cell>
          <table:table-cell table:formula="of:=[.B21]/[.D21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*[.I$1]" office:value-type="float" office:value="0" calcext:value-type="float">
            <text:p>0</text:p>
          </table:table-cell>
          <table:table-cell table:formula="of:=[.B22]*[.B22]+[.I$2]" office:value-type="float" office:value="0.4" calcext:value-type="float">
            <text:p>0.4</text:p>
          </table:table-cell>
          <table:table-cell table:formula="of:=IF([.C22]&gt;1;1;[.C22])" office:value-type="float" office:value="0.4" calcext:value-type="float">
            <text:p>0.4</text:p>
          </table:table-cell>
          <table:table-cell table:formula="of:=[.B22]/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23]*[.I$1]" office:value-type="float" office:value="-0.2" calcext:value-type="float">
            <text:p>-0.2</text:p>
          </table:table-cell>
          <table:table-cell table:formula="of:=[.B23]*[.B23]+[.I$2]" office:value-type="float" office:value="0.44" calcext:value-type="float">
            <text:p>0.44</text:p>
          </table:table-cell>
          <table:table-cell table:formula="of:=IF([.C23]&gt;1;1;[.C23])" office:value-type="float" office:value="0.44" calcext:value-type="float">
            <text:p>0.44</text:p>
          </table:table-cell>
          <table:table-cell table:formula="of:=[.B23]/[.D23]" office:value-type="float" office:value="-0.454545454545455" calcext:value-type="float">
            <text:p>-0.45454545454545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24]*[.I$1]" office:value-type="float" office:value="-0.4" calcext:value-type="float">
            <text:p>-0.4</text:p>
          </table:table-cell>
          <table:table-cell table:formula="of:=[.B24]*[.B24]+[.I$2]" office:value-type="float" office:value="0.56" calcext:value-type="float">
            <text:p>0.56</text:p>
          </table:table-cell>
          <table:table-cell table:formula="of:=IF([.C24]&gt;1;1;[.C24])" office:value-type="float" office:value="0.56" calcext:value-type="float">
            <text:p>0.56</text:p>
          </table:table-cell>
          <table:table-cell table:formula="of:=[.B24]/[.D24]" office:value-type="float" office:value="-0.714285714285714" calcext:value-type="float">
            <text:p>-0.714285714285714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25]*[.I$1]" office:value-type="float" office:value="-0.6" calcext:value-type="float">
            <text:p>-0.6</text:p>
          </table:table-cell>
          <table:table-cell table:formula="of:=[.B25]*[.B25]+[.I$2]" office:value-type="float" office:value="0.76" calcext:value-type="float">
            <text:p>0.76</text:p>
          </table:table-cell>
          <table:table-cell table:formula="of:=IF([.C25]&gt;1;1;[.C25])" office:value-type="float" office:value="0.76" calcext:value-type="float">
            <text:p>0.76</text:p>
          </table:table-cell>
          <table:table-cell table:formula="of:=[.B25]/[.D25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26]*[.I$1]" office:value-type="float" office:value="-0.8" calcext:value-type="float">
            <text:p>-0.8</text:p>
          </table:table-cell>
          <table:table-cell table:formula="of:=[.B26]*[.B26]+[.I$2]" office:value-type="float" office:value="1.04" calcext:value-type="float">
            <text:p>1.04</text:p>
          </table:table-cell>
          <table:table-cell table:formula="of:=IF([.C26]&gt;1;1;[.C26])" office:value-type="float" office:value="1" calcext:value-type="float">
            <text:p>1</text:p>
          </table:table-cell>
          <table:table-cell table:formula="of:=[.B26]/[.D26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7]*[.I$1]" office:value-type="float" office:value="-1" calcext:value-type="float">
            <text:p>-1</text:p>
          </table:table-cell>
          <table:table-cell table:formula="of:=[.B27]*[.B27]+[.I$2]" office:value-type="float" office:value="1.4" calcext:value-type="float">
            <text:p>1.4</text:p>
          </table:table-cell>
          <table:table-cell table:formula="of:=IF([.C27]&gt;1;1;[.C27])" office:value-type="float" office:value="1" calcext:value-type="float">
            <text:p>1</text:p>
          </table:table-cell>
          <table:table-cell table:formula="of:=[.B27]/[.D2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28]*[.I$1]" office:value-type="float" office:value="-1.2" calcext:value-type="float">
            <text:p>-1.2</text:p>
          </table:table-cell>
          <table:table-cell table:formula="of:=[.B28]*[.B28]+[.I$2]" office:value-type="float" office:value="1.84" calcext:value-type="float">
            <text:p>1.84</text:p>
          </table:table-cell>
          <table:table-cell table:formula="of:=IF([.C28]&gt;1;1;[.C28])" office:value-type="float" office:value="1" calcext:value-type="float">
            <text:p>1</text:p>
          </table:table-cell>
          <table:table-cell table:formula="of:=[.B28]/[.D28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29]*[.I$1]" office:value-type="float" office:value="-1.4" calcext:value-type="float">
            <text:p>-1.4</text:p>
          </table:table-cell>
          <table:table-cell table:formula="of:=[.B29]*[.B29]+[.I$2]" office:value-type="float" office:value="2.36" calcext:value-type="float">
            <text:p>2.36</text:p>
          </table:table-cell>
          <table:table-cell table:formula="of:=IF([.C29]&gt;1;1;[.C29])" office:value-type="float" office:value="1" calcext:value-type="float">
            <text:p>1</text:p>
          </table:table-cell>
          <table:table-cell table:formula="of:=[.B29]/[.D29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0]*[.I$1]" office:value-type="float" office:value="-1.6" calcext:value-type="float">
            <text:p>-1.6</text:p>
          </table:table-cell>
          <table:table-cell table:formula="of:=[.B30]*[.B30]+[.I$2]" office:value-type="float" office:value="2.96" calcext:value-type="float">
            <text:p>2.96</text:p>
          </table:table-cell>
          <table:table-cell table:formula="of:=IF([.C30]&gt;1;1;[.C30])" office:value-type="float" office:value="1" calcext:value-type="float">
            <text:p>1</text:p>
          </table:table-cell>
          <table:table-cell table:formula="of:=[.B30]/[.D30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1]*[.I$1]" office:value-type="float" office:value="-1.8" calcext:value-type="float">
            <text:p>-1.8</text:p>
          </table:table-cell>
          <table:table-cell table:formula="of:=[.B31]*[.B31]+[.I$2]" office:value-type="float" office:value="3.64" calcext:value-type="float">
            <text:p>3.64</text:p>
          </table:table-cell>
          <table:table-cell table:formula="of:=IF([.C31]&gt;1;1;[.C31])" office:value-type="float" office:value="1" calcext:value-type="float">
            <text:p>1</text:p>
          </table:table-cell>
          <table:table-cell table:formula="of:=[.B31]/[.D31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32]*[.I$1]" office:value-type="float" office:value="-2" calcext:value-type="float">
            <text:p>-2</text:p>
          </table:table-cell>
          <table:table-cell table:formula="of:=[.B32]*[.B32]+[.I$2]" office:value-type="float" office:value="4.4" calcext:value-type="float">
            <text:p>4.4</text:p>
          </table:table-cell>
          <table:table-cell table:formula="of:=IF([.C32]&gt;1;1;[.C32])" office:value-type="float" office:value="1" calcext:value-type="float">
            <text:p>1</text:p>
          </table:table-cell>
          <table:table-cell table:formula="of:=[.B32]/[.D32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3]*[.I$1]" office:value-type="float" office:value="-1.8" calcext:value-type="float">
            <text:p>-1.8</text:p>
          </table:table-cell>
          <table:table-cell table:formula="of:=[.B33]*[.B33]+[.I$2]" office:value-type="float" office:value="3.64" calcext:value-type="float">
            <text:p>3.64</text:p>
          </table:table-cell>
          <table:table-cell table:formula="of:=IF([.C33]&gt;1;1;[.C33])" office:value-type="float" office:value="1" calcext:value-type="float">
            <text:p>1</text:p>
          </table:table-cell>
          <table:table-cell table:formula="of:=[.B33]/[.D33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4]*[.I$1]" office:value-type="float" office:value="-1.6" calcext:value-type="float">
            <text:p>-1.6</text:p>
          </table:table-cell>
          <table:table-cell table:formula="of:=[.B34]*[.B34]+[.I$2]" office:value-type="float" office:value="2.96" calcext:value-type="float">
            <text:p>2.96</text:p>
          </table:table-cell>
          <table:table-cell table:formula="of:=IF([.C34]&gt;1;1;[.C34])" office:value-type="float" office:value="1" calcext:value-type="float">
            <text:p>1</text:p>
          </table:table-cell>
          <table:table-cell table:formula="of:=[.B34]/[.D34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35]*[.I$1]" office:value-type="float" office:value="-1.4" calcext:value-type="float">
            <text:p>-1.4</text:p>
          </table:table-cell>
          <table:table-cell table:formula="of:=[.B35]*[.B35]+[.I$2]" office:value-type="float" office:value="2.36" calcext:value-type="float">
            <text:p>2.36</text:p>
          </table:table-cell>
          <table:table-cell table:formula="of:=IF([.C35]&gt;1;1;[.C35])" office:value-type="float" office:value="1" calcext:value-type="float">
            <text:p>1</text:p>
          </table:table-cell>
          <table:table-cell table:formula="of:=[.B35]/[.D35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36]*[.I$1]" office:value-type="float" office:value="-1.2" calcext:value-type="float">
            <text:p>-1.2</text:p>
          </table:table-cell>
          <table:table-cell table:formula="of:=[.B36]*[.B36]+[.I$2]" office:value-type="float" office:value="1.84" calcext:value-type="float">
            <text:p>1.84</text:p>
          </table:table-cell>
          <table:table-cell table:formula="of:=IF([.C36]&gt;1;1;[.C36])" office:value-type="float" office:value="1" calcext:value-type="float">
            <text:p>1</text:p>
          </table:table-cell>
          <table:table-cell table:formula="of:=[.B36]/[.D36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37]*[.I$1]" office:value-type="float" office:value="-1" calcext:value-type="float">
            <text:p>-1</text:p>
          </table:table-cell>
          <table:table-cell table:formula="of:=[.B37]*[.B37]+[.I$2]" office:value-type="float" office:value="1.4" calcext:value-type="float">
            <text:p>1.4</text:p>
          </table:table-cell>
          <table:table-cell table:formula="of:=IF([.C37]&gt;1;1;[.C37])" office:value-type="float" office:value="1" calcext:value-type="float">
            <text:p>1</text:p>
          </table:table-cell>
          <table:table-cell table:formula="of:=[.B37]/[.D3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38]*[.I$1]" office:value-type="float" office:value="-0.8" calcext:value-type="float">
            <text:p>-0.8</text:p>
          </table:table-cell>
          <table:table-cell table:formula="of:=[.B38]*[.B38]+[.I$2]" office:value-type="float" office:value="1.04" calcext:value-type="float">
            <text:p>1.04</text:p>
          </table:table-cell>
          <table:table-cell table:formula="of:=IF([.C38]&gt;1;1;[.C38])" office:value-type="float" office:value="1" calcext:value-type="float">
            <text:p>1</text:p>
          </table:table-cell>
          <table:table-cell table:formula="of:=[.B38]/[.D38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39]*[.I$1]" office:value-type="float" office:value="-0.6" calcext:value-type="float">
            <text:p>-0.6</text:p>
          </table:table-cell>
          <table:table-cell table:formula="of:=[.B39]*[.B39]+[.I$2]" office:value-type="float" office:value="0.76" calcext:value-type="float">
            <text:p>0.76</text:p>
          </table:table-cell>
          <table:table-cell table:formula="of:=IF([.C39]&gt;1;1;[.C39])" office:value-type="float" office:value="0.76" calcext:value-type="float">
            <text:p>0.76</text:p>
          </table:table-cell>
          <table:table-cell table:formula="of:=[.B39]/[.D39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40]*[.I$1]" office:value-type="float" office:value="-0.4" calcext:value-type="float">
            <text:p>-0.4</text:p>
          </table:table-cell>
          <table:table-cell table:formula="of:=[.B40]*[.B40]+[.I$2]" office:value-type="float" office:value="0.56" calcext:value-type="float">
            <text:p>0.56</text:p>
          </table:table-cell>
          <table:table-cell table:formula="of:=IF([.C40]&gt;1;1;[.C40])" office:value-type="float" office:value="0.56" calcext:value-type="float">
            <text:p>0.56</text:p>
          </table:table-cell>
          <table:table-cell table:formula="of:=[.B40]/[.D40]" office:value-type="float" office:value="-0.714285714285714" calcext:value-type="float">
            <text:p>-0.71428571428571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41]*[.I$1]" office:value-type="float" office:value="-0.2" calcext:value-type="float">
            <text:p>-0.2</text:p>
          </table:table-cell>
          <table:table-cell table:formula="of:=[.B41]*[.B41]+[.I$2]" office:value-type="float" office:value="0.44" calcext:value-type="float">
            <text:p>0.44</text:p>
          </table:table-cell>
          <table:table-cell table:formula="of:=IF([.C41]&gt;1;1;[.C41])" office:value-type="float" office:value="0.44" calcext:value-type="float">
            <text:p>0.44</text:p>
          </table:table-cell>
          <table:table-cell table:formula="of:=[.B41]/[.D41]" office:value-type="float" office:value="-0.454545454545455" calcext:value-type="float">
            <text:p>-0.4545454545454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2]*[.I$1]" office:value-type="float" office:value="0" calcext:value-type="float">
            <text:p>0</text:p>
          </table:table-cell>
          <table:table-cell table:formula="of:=[.B42]*[.B42]+[.I$2]" office:value-type="float" office:value="0.4" calcext:value-type="float">
            <text:p>0.4</text:p>
          </table:table-cell>
          <table:table-cell table:formula="of:=IF([.C42]&gt;1;1;[.C42])" office:value-type="float" office:value="0.4" calcext:value-type="float">
            <text:p>0.4</text:p>
          </table:table-cell>
          <table:table-cell table:formula="of:=[.B42]/[.D42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22:13:20.811067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0:14:16.363500095</meta:creation-date>
    <dc:date>2025-01-31T22:13:55.404994915</dc:date>
    <meta:editing-duration>P1DT14H23M2S</meta:editing-duration>
    <meta:editing-cycles>3</meta:editing-cycles>
    <meta:generator>LibreOffice/24.8.4.2$Linux_X86_64 LibreOffice_project/480$Build-2</meta:generator>
    <meta:document-statistic meta:table-count="3" meta:cell-count="49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14.222cm" svg:y="3.957cm" style:legend-expansion="high" chart:style-name="ch2"/>
        <chart:plot-area chart:style-name="ch3" table:cell-range-address="dist.B1:dist.B42 dist.E1:dist.E42" chart:data-source-has-labels="row" svg:x="0.32cm" svg:y="0.18cm" svg:width="13.582cm" svg:height="8.65cm">
          <chart:coordinate-region svg:x="1.164cm" svg:y="0.379cm" svg:width="12.738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B2:dist.B42" chart:label-cell-address="dist.B1:dist.B1" chart:class="chart:bar">
            <chart:data-point chart:repeated="41"/>
          </chart:series>
          <chart:series chart:style-name="ch8" chart:values-cell-range-address="dist.E2:dist.E42" chart:label-cell-address="dist.E1:dist.E1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ed</text:p>
                <draw:g>
                  <svg:desc>dist.B1:dist.B1</svg:desc>
                </draw:g>
              </table:table-cell>
              <table:table-cell office:value-type="string">
                <text:p>out</text:p>
                <draw:g>
                  <svg:desc>dist.E1:di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.B2:dist.B42</svg:desc>
                </draw:g>
              </table:table-cell>
              <table:table-cell office:value-type="float" office:value="0">
                <text:p>0</text:p>
                <draw:g>
                  <svg:desc>dist.E2:dist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4.121cm" svg:y="3.952cm" style:legend-expansion="high" chart:style-name="ch2"/>
        <chart:plot-area chart:style-name="ch3" chart:data-source-has-labels="both" svg:x="0.32cm" svg:y="0.18cm" svg:width="13.481cm" svg:height="8.64cm">
          <chart:coordinate-region svg:x="1.049cm" svg:y="0.379cm" svg:width="12.611cm" svg:height="7.639cm"/>
          <chart:axis chart:dimension="x" chart:name="primary-x" chart:style-name="ch4" chartooo:axis-type="text">
            <chart:categories table:cell-range-address="local-table.$A$2:.$A$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5" chart:label-cell-address="local-table.$B$1" chart:class="chart:line">
            <chart:data-point chart:repeated="64"/>
          </chart:series>
          <chart:series chart:style-name="ch7" chart:values-cell-range-address="local-table.$C$2:.$C$65" chart:label-cell-address="local-table.$C$1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</text:p>
              </table:table-cell>
              <table:table-cell office:value-type="string">
                <text:p>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9375">
                <text:p>0.209375</text:p>
              </table:table-cell>
              <table:table-cell office:value-type="float" office:value="0.2005859375">
                <text:p>0.2005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75">
                <text:p>0.21875</text:p>
              </table:table-cell>
              <table:table-cell office:value-type="float" office:value="0.2017578125">
                <text:p>0.2017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8125">
                <text:p>0.228125</text:p>
              </table:table-cell>
              <table:table-cell office:value-type="float" office:value="0.203515625">
                <text:p>0.203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75">
                <text:p>0.2375</text:p>
              </table:table-cell>
              <table:table-cell office:value-type="float" office:value="0.205859375">
                <text:p>0.205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6875">
                <text:p>0.246875</text:p>
              </table:table-cell>
              <table:table-cell office:value-type="float" office:value="0.2087890625">
                <text:p>0.20878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625">
                <text:p>0.25625</text:p>
              </table:table-cell>
              <table:table-cell office:value-type="float" office:value="0.2123046875">
                <text:p>0.2123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5625">
                <text:p>0.265625</text:p>
              </table:table-cell>
              <table:table-cell office:value-type="float" office:value="0.21640625">
                <text:p>0.2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5">
                <text:p>0.275</text:p>
              </table:table-cell>
              <table:table-cell office:value-type="float" office:value="0.22109375">
                <text:p>0.221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4375">
                <text:p>0.284375</text:p>
              </table:table-cell>
              <table:table-cell office:value-type="float" office:value="0.2263671875">
                <text:p>0.22636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375">
                <text:p>0.29375</text:p>
              </table:table-cell>
              <table:table-cell office:value-type="float" office:value="0.2322265625">
                <text:p>0.232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3125">
                <text:p>0.303125</text:p>
              </table:table-cell>
              <table:table-cell office:value-type="float" office:value="0.238671875">
                <text:p>0.2386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0.245703125">
                <text:p>0.2457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1875">
                <text:p>0.321875</text:p>
              </table:table-cell>
              <table:table-cell office:value-type="float" office:value="0.2533203125">
                <text:p>0.25332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125">
                <text:p>0.33125</text:p>
              </table:table-cell>
              <table:table-cell office:value-type="float" office:value="0.2615234375">
                <text:p>0.26152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0625">
                <text:p>0.340625</text:p>
              </table:table-cell>
              <table:table-cell office:value-type="float" office:value="0.2703125">
                <text:p>0.27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">
                <text:p>0.35</text:p>
              </table:table-cell>
              <table:table-cell office:value-type="float" office:value="0.2796875">
                <text:p>0.279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375">
                <text:p>0.359375</text:p>
              </table:table-cell>
              <table:table-cell office:value-type="float" office:value="0.2896484375">
                <text:p>0.28964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75">
                <text:p>0.36875</text:p>
              </table:table-cell>
              <table:table-cell office:value-type="float" office:value="0.3001953125">
                <text:p>0.30019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125">
                <text:p>0.378125</text:p>
              </table:table-cell>
              <table:table-cell office:value-type="float" office:value="0.311328125">
                <text:p>0.3113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75">
                <text:p>0.3875</text:p>
              </table:table-cell>
              <table:table-cell office:value-type="float" office:value="0.323046875">
                <text:p>0.3230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6875">
                <text:p>0.396875</text:p>
              </table:table-cell>
              <table:table-cell office:value-type="float" office:value="0.3353515625">
                <text:p>0.33535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625">
                <text:p>0.40625</text:p>
              </table:table-cell>
              <table:table-cell office:value-type="float" office:value="0.3482421875">
                <text:p>0.34824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5625">
                <text:p>0.415625</text:p>
              </table:table-cell>
              <table:table-cell office:value-type="float" office:value="0.36171875">
                <text:p>0.3617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5">
                <text:p>0.425</text:p>
              </table:table-cell>
              <table:table-cell office:value-type="float" office:value="0.37578125">
                <text:p>0.3757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375">
                <text:p>0.434375</text:p>
              </table:table-cell>
              <table:table-cell office:value-type="float" office:value="0.3904296875">
                <text:p>0.39042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375">
                <text:p>0.44375</text:p>
              </table:table-cell>
              <table:table-cell office:value-type="float" office:value="0.4056640625">
                <text:p>0.405664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3125">
                <text:p>0.453125</text:p>
              </table:table-cell>
              <table:table-cell office:value-type="float" office:value="0.421484375">
                <text:p>0.42148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25">
                <text:p>0.4625</text:p>
              </table:table-cell>
              <table:table-cell office:value-type="float" office:value="0.437890625">
                <text:p>0.43789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1875">
                <text:p>0.471875</text:p>
              </table:table-cell>
              <table:table-cell office:value-type="float" office:value="0.4548828125">
                <text:p>0.45488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125">
                <text:p>0.48125</text:p>
              </table:table-cell>
              <table:table-cell office:value-type="float" office:value="0.4724609375">
                <text:p>0.47246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25">
                <text:p>0.490625</text:p>
              </table:table-cell>
              <table:table-cell office:value-type="float" office:value="0.490625">
                <text:p>0.4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09375">
                <text:p>0.5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9375">
                <text:p>0.509375</text:p>
              </table:table-cell>
              <table:table-cell office:value-type="float" office:value="0.5275390625">
                <text:p>0.527539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875">
                <text:p>0.51875</text:p>
              </table:table-cell>
              <table:table-cell office:value-type="float" office:value="0.5451171875">
                <text:p>0.545117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8125">
                <text:p>0.528125</text:p>
              </table:table-cell>
              <table:table-cell office:value-type="float" office:value="0.562109375">
                <text:p>0.56210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75">
                <text:p>0.5375</text:p>
              </table:table-cell>
              <table:table-cell office:value-type="float" office:value="0.578515625">
                <text:p>0.5785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6875">
                <text:p>0.546875</text:p>
              </table:table-cell>
              <table:table-cell office:value-type="float" office:value="0.5943359375">
                <text:p>0.59433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625">
                <text:p>0.55625</text:p>
              </table:table-cell>
              <table:table-cell office:value-type="float" office:value="0.6095703125">
                <text:p>0.6095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625">
                <text:p>0.565625</text:p>
              </table:table-cell>
              <table:table-cell office:value-type="float" office:value="0.62421875">
                <text:p>0.624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5">
                <text:p>0.575</text:p>
              </table:table-cell>
              <table:table-cell office:value-type="float" office:value="0.63828125">
                <text:p>0.6382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4375">
                <text:p>0.584375</text:p>
              </table:table-cell>
              <table:table-cell office:value-type="float" office:value="0.6517578125">
                <text:p>0.651757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375">
                <text:p>0.59375</text:p>
              </table:table-cell>
              <table:table-cell office:value-type="float" office:value="0.6646484375">
                <text:p>0.664648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3125">
                <text:p>0.603125</text:p>
              </table:table-cell>
              <table:table-cell office:value-type="float" office:value="0.676953125">
                <text:p>0.67695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25">
                <text:p>0.6125</text:p>
              </table:table-cell>
              <table:table-cell office:value-type="float" office:value="0.688671875">
                <text:p>0.68867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1875">
                <text:p>0.621875</text:p>
              </table:table-cell>
              <table:table-cell office:value-type="float" office:value="0.6998046875">
                <text:p>0.69980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125">
                <text:p>0.63125</text:p>
              </table:table-cell>
              <table:table-cell office:value-type="float" office:value="0.7103515625">
                <text:p>0.710351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40625">
                <text:p>0.640625</text:p>
              </table:table-cell>
              <table:table-cell office:value-type="float" office:value="0.7203125">
                <text:p>0.720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0.7296875">
                <text:p>0.729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9375">
                <text:p>0.659375</text:p>
              </table:table-cell>
              <table:table-cell office:value-type="float" office:value="0.7384765625">
                <text:p>0.73847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875">
                <text:p>0.66875</text:p>
              </table:table-cell>
              <table:table-cell office:value-type="float" office:value="0.7466796875">
                <text:p>0.746679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78125">
                <text:p>0.678125</text:p>
              </table:table-cell>
              <table:table-cell office:value-type="float" office:value="0.754296875">
                <text:p>0.7542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875">
                <text:p>0.6875</text:p>
              </table:table-cell>
              <table:table-cell office:value-type="float" office:value="0.761328125">
                <text:p>0.7613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6875">
                <text:p>0.696875</text:p>
              </table:table-cell>
              <table:table-cell office:value-type="float" office:value="0.7677734375">
                <text:p>0.767773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0625">
                <text:p>0.70625</text:p>
              </table:table-cell>
              <table:table-cell office:value-type="float" office:value="0.7736328125">
                <text:p>0.7736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5625">
                <text:p>0.715625</text:p>
              </table:table-cell>
              <table:table-cell office:value-type="float" office:value="0.77890625">
                <text:p>0.778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5">
                <text:p>0.725</text:p>
              </table:table-cell>
              <table:table-cell office:value-type="float" office:value="0.78359375">
                <text:p>0.7835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34375">
                <text:p>0.734375</text:p>
              </table:table-cell>
              <table:table-cell office:value-type="float" office:value="0.7876953125">
                <text:p>0.787695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375">
                <text:p>0.74375</text:p>
              </table:table-cell>
              <table:table-cell office:value-type="float" office:value="0.7912109375">
                <text:p>0.791210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3125">
                <text:p>0.753125</text:p>
              </table:table-cell>
              <table:table-cell office:value-type="float" office:value="0.794140625">
                <text:p>0.79414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25">
                <text:p>0.7625</text:p>
              </table:table-cell>
              <table:table-cell office:value-type="float" office:value="0.796484375">
                <text:p>0.79648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1875">
                <text:p>0.771875</text:p>
              </table:table-cell>
              <table:table-cell office:value-type="float" office:value="0.7982421875">
                <text:p>0.798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125">
                <text:p>0.78125</text:p>
              </table:table-cell>
              <table:table-cell office:value-type="float" office:value="0.7994140625">
                <text:p>0.799414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0625">
                <text:p>0.79062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